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11</text:p>
      <text:p text:style-name="P3"><text:line-break/> Date: 28/4<text:line-break/><text:line-break/> Facilitator: <text:s/>Andreas<text:line-break/><text:line-break/> Participants: Johan Gerdin, Andreas Wahlström, Erik Arnebäck, Linnea Andersson<text:line-break/><text:line-break/>1. Objectives: </text:p>
      <text:p text:style-name="P3"/>
      <text:p text:style-name="P3"><text:tab/>When player is growing the area you can press on screen for movement is</text:p>
      <text:p text:style-name="P3"><text:tab/>becoming smaller and smaller. When the player is really big you can barley </text:p>
      <text:p text:style-name="P3"><text:tab/>move it at all.</text:p>
      <text:p text:style-name="P3"/>
      <text:p text:style-name="P3"><text:tab/>We need somehow save progress. And game crashes when starting a second time.</text:p>
      <text:p text:style-name="P3"><text:tab/></text:p>
      <text:p text:style-name="P3"><text:line-break/>2. Reports:</text:p>
      <text:p text:style-name="P3"><text:tab/></text:p>
      <text:p text:style-name="P3"><text:tab/>nothing speciall from last time.</text:p>
      <text:p text:style-name="P3"><text:tab/><text:line-break/><text:line-break/>3. Discussion items: </text:p>
      <text:p text:style-name="P3"/>
      <text:p text:style-name="P3"><text:tab/>need loadingScene for each level. The text should be something like </text:p>
      <text:p text:style-name="P3"><text:tab/>”Level 1”</text:p>
      <text:p text:style-name="P3"/>
      <text:p text:style-name="P3"><text:tab/>need to improve levelGenerator. More balance.</text:p>
      <text:p text:style-name="P3"/>
      <text:p text:style-name="P3"><text:tab/>Improve look of player when under effect of powerUp.</text:p>
      <text:p text:style-name="P3"><text:tab/><text:tab/>SlowDown. InvertedMovement. Random. 2xScore.</text:p>
      <text:p text:style-name="P3"><text:tab/><text:tab/>Magnet. (Make the player smaller for a while)Up.<text:line-break/><text:line-break/>4. Outcomes and assignments: <text:line-break/><text:tab/></text:p>
      <text:p text:style-name="P3"><text:tab/>Andreas: Enemy move</text:p>
      <text:p text:style-name="P3"/>
      <text:p text:style-name="P3"><text:tab/>Johan:<text:tab/>powerUp and cameraProblem and movment</text:p>
      <text:p text:style-name="P3"/>
      <text:p text:style-name="P3"><text:tab/>Linnea: GameOver</text:p>
      <text:p text:style-name="P3"/>
      <text:p text:style-name="P3"><text:tab/>Erik: make the game not crash all the time.</text:p>
      <text:p text:style-name="P3"/>
      <text:p text:style-name="P3"><text:soft-page-break/><text:line-break/>5. Wrap up <text:line-break/><text:tab/><text:line-break/><text:tab/>Next meeting: <text:span text:style-name="T1">wednesday 1/5</text:span><text:span text:style-name="T2"> Sunday 5/5</text:span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5-05T11:52:59.57</dc:date>
    <meta:editing-duration>PT54M58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2" meta:paragraph-count="23" meta:word-count="144" meta:character-count="944"/>
  </office:meta>
</office:document-meta>
</file>